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9889in" style:rel-column-width="9361*"/>
    </style:style>
    <style:style style:name="Table1.B" style:family="table-column">
      <style:table-column-properties style:column-width="0.9896in" style:rel-column-width="9363*"/>
    </style:style>
    <style:style style:name="Table1.E" style:family="table-column">
      <style:table-column-properties style:column-width="0.9896in" style:rel-column-width="9362*"/>
    </style:style>
    <style:style style:name="Table1.A1" style:family="table-cell">
      <style:table-cell-properties fo:padding="0.0382in" fo:border-left="0.0007in solid #000000" fo:border-right="none" fo:border-top="0.0007in solid #000000" fo:border-bottom="0.0007in solid #000000"/>
    </style:style>
    <style:style style:name="Table1.G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none" fo:border-top="none" fo:border-bottom="0.0007in solid #000000"/>
    </style:style>
    <style:style style:name="Table1.G2" style:family="table-cell">
      <style:table-cell-properties fo:padding="0.0382in" fo:border-left="0.0007in solid #000000" fo:border-right="0.0007in solid #000000" fo:border-top="none" fo:border-bottom="0.0007in solid #000000"/>
    </style:style>
    <style:style style:name="T1" style:family="text">
      <style:text-properties fo:font-weight="bold" style:font-weight-asian="bold" style:font-weight-complex="bol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a) A single host may have multiple network interfaces, thus the need for network interfaces to be specified as well as the host exists.</text:p>
      <text:p text:style-name="Standard"><text:s text:c="2"/>b) The use of NATs, network address translators are used to mask individual nodes with non unique or no addresses at all for privacy.</text:p>
      <text:p text:style-name="Standard"/>
      <text:p text:style-name="Standard"/>
      <text:p text:style-name="Standard">2a) Probability of Success = 1 - (p(fail)*p(fail)) = 1 - (.1*.1) = 99% Chance of Success = 1% Chance of Failure.</text:p>
      <text:p text:style-name="Standard"><text:s text:c="2"/>b) Probability of Fail = .01*.01 (The same fragment failing twice) = .0001 * 10 (Times 10, for each individual fragment) = .001 or .1% Chance of Failure.</text:p>
      <text:p text:style-name="Standard"/>
      <text:p text:style-name="Standard">3) Having ARP tables timeout too frequently will cause the cache tables to miss more often thus having to refill the cache constantly slowing down the network. However having ARP tables timeout too little will cause the CPU to search a large cache and demand massive amounts of memory, also decreasing performance.</text:p>
      <text:p text:style-name="Standard"/>
      <text:p text:style-name="Standard"/>
      <text:p text:style-name="Standard">10) F = 15 Gbits (15,000,000 Kbps) , Us = 30 Mbps (30,000 Kbps), di = 2 Mbps ( 2,000 Kbps)</text:p>
      <text:p text:style-name="Standard"/>
      <text:p text:style-name="Standard"><text:tab/><text:tab/><text:span text:style-name="T1">P2P</text:span><text:tab/><text:tab/><text:tab/><text:tab/><text:tab/><text:tab/><text:span text:style-name="T1">Server</text:span></text:p>
      <table:table table:name="Table1" table:style-name="Table1">
        <table:table-column table:style-name="Table1.A"/>
        <table:table-column table:style-name="Table1.B"/>
        <table:table-column table:style-name="Table1.A"/>
        <table:table-column table:style-name="Table1.B"/>
        <table:table-column table:style-name="Table1.E"/>
        <table:table-column table:style-name="Table1.A" table:number-columns-repeated="2"/>
        <table:table-row>
          <table:table-cell table:style-name="Table1.A1" office:value-type="string">
            <text:p text:style-name="Table_20_Contents">N <text:s text:c="25"/>u <text:s text:c="32"/></text:p>
          </table:table-cell>
          <table:table-cell table:style-name="Table1.A1" office:value-type="string">
            <text:p text:style-name="Table_20_Contents">300 Kbps</text:p>
          </table:table-cell>
          <table:table-cell table:style-name="Table1.A1" office:value-type="string">
            <text:p text:style-name="Table_20_Contents">700 Kbps</text:p>
          </table:table-cell>
          <table:table-cell table:style-name="Table1.A1" office:value-type="string">
            <text:p text:style-name="Table_20_Contents">2 Mbps (2,000 Kbps)</text:p>
          </table:table-cell>
          <table:table-cell table:style-name="Table1.A1" office:value-type="string">
            <text:p text:style-name="Table_20_Contents">300 Kbps</text:p>
          </table:table-cell>
          <table:table-cell table:style-name="Table1.A1" office:value-type="string">
            <text:p text:style-name="Table_20_Contents">700 Kbps</text:p>
          </table:table-cell>
          <table:table-cell table:style-name="Table1.G1" office:value-type="string">
            <text:p text:style-name="Table_20_Contents">2 Mbps (2,000 Kbps)</text:p>
          </table:table-cell>
        </table:table-row>
        <table:table-row>
          <table:table-cell table:style-name="Table1.A2" office:value-type="float" office:value="10">
            <text:p text:style-name="Table_20_Contents">10</text:p>
          </table:table-cell>
          <table:table-cell table:style-name="Table1.B2" office:value-type="string">
            <text:p text:style-name="Table_20_Contents">50000s</text:p>
          </table:table-cell>
          <table:table-cell table:style-name="Table1.B2" office:value-type="string">
            <text:p text:style-name="Table_20_Contents">21430s</text:p>
          </table:table-cell>
          <table:table-cell table:style-name="Table1.B2" office:value-type="string">
            <text:p text:style-name="Table_20_Contents">7500s</text:p>
          </table:table-cell>
          <table:table-cell table:style-name="Table1.B2" office:value-type="string">
            <text:p text:style-name="Table_20_Contents">7500s</text:p>
          </table:table-cell>
          <table:table-cell table:style-name="Table1.B2" office:value-type="string">
            <text:p text:style-name="Table_20_Contents">7500s</text:p>
          </table:table-cell>
          <table:table-cell table:style-name="Table1.G2" office:value-type="string">
            <text:p text:style-name="Table_20_Contents">7500s</text:p>
          </table:table-cell>
        </table:table-row>
        <table:table-row>
          <table:table-cell table:style-name="Table1.A2" office:value-type="float" office:value="100">
            <text:p text:style-name="Table_20_Contents">100</text:p>
          </table:table-cell>
          <table:table-cell table:style-name="Table1.B2" office:value-type="string">
            <text:p text:style-name="Table_20_Contents">50000s</text:p>
          </table:table-cell>
          <table:table-cell table:style-name="Table1.B2" office:value-type="string">
            <text:p text:style-name="Table_20_Contents">21430s</text:p>
          </table:table-cell>
          <table:table-cell table:style-name="Table1.B2" office:value-type="string">
            <text:p text:style-name="Table_20_Contents">7500s</text:p>
          </table:table-cell>
          <table:table-cell table:style-name="Table1.B2" office:value-type="string">
            <text:p text:style-name="Table_20_Contents">50000s</text:p>
          </table:table-cell>
          <table:table-cell table:style-name="Table1.B2" office:value-type="string">
            <text:p text:style-name="Table_20_Contents">50000s</text:p>
          </table:table-cell>
          <table:table-cell table:style-name="Table1.G2" office:value-type="string">
            <text:p text:style-name="Table_20_Contents">50000s</text:p>
          </table:table-cell>
        </table:table-row>
        <table:table-row>
          <table:table-cell table:style-name="Table1.A2" office:value-type="float" office:value="1000">
            <text:p text:style-name="Table_20_Contents">1000</text:p>
          </table:table-cell>
          <table:table-cell table:style-name="Table1.B2" office:value-type="string">
            <text:p text:style-name="Table_20_Contents">50000s</text:p>
          </table:table-cell>
          <table:table-cell table:style-name="Table1.B2" office:value-type="string">
            <text:p text:style-name="Table_20_Contents">21430s</text:p>
          </table:table-cell>
          <table:table-cell table:style-name="Table1.B2" office:value-type="string">
            <text:p text:style-name="Table_20_Contents">7500s</text:p>
          </table:table-cell>
          <table:table-cell table:style-name="Table1.B2" office:value-type="string">
            <text:p text:style-name="Table_20_Contents">500000s</text:p>
          </table:table-cell>
          <table:table-cell table:style-name="Table1.B2" office:value-type="string">
            <text:p text:style-name="Table_20_Contents">500000s</text:p>
          </table:table-cell>
          <table:table-cell table:style-name="Table1.G2" office:value-type="string">
            <text:p text:style-name="Table_20_Contents">500000s</text:p>
          </table:table-cell>
        </table:table-row>
      </table:table>
      <text:p text:style-name="Standard"/>
      <text:p text:style-name="Standard">P2P depends on Peer Upload u as a bottle neck, while Client Server depends on N, users.</text:p>
      <text:p text:style-name="Standard"/>
      <text:p text:style-name="Standard">13) Peer 3 and 4 will both be notified of peer 5 leaving. Thus peer 3 will have to wait for peer 4 to update its peers. Peer 4 will make its new successor peer 8 (its old 2nd successor), then ask peer 8 his successor's IP and identifier which is peer 10. After this happens, peer 3 can ask peer 4 who its successor is, and it will respond with peer 8's identifier and IP address. </text:p>
      <text:p text:style-name="Standard"/>
      <text:p text:style-name="Standard">Thus Peer 3 -&gt; Peer 4 -&gt; Peer 8 -&gt; Peer 10 is the new circular DHT section.</text:p>
      <text:p text:style-name="Standard"/>
      <text:p text:style-name="Standard">14) Peer 6 sends a message to peer 15 stating it wants to join the network. Peer 15 forwards this message up to peer 5, where peer 5 realizes that peer 6 is its successor, and peer 8 is 6's successor. Peer 5 then sends the successor/predecessor information to peer 6, and it joins the network. Peer 5 also updates itself to its new successor (peer 6).</text:p>
      <text:p text:style-name="Standard"/>
      <text:p text:style-name="Standard">15a) 0 -&gt; 24, 8 -&gt; 32, 16 -&gt; 40, 24 -&gt; 48, 32 -&gt; 56, 40 -&gt; 0, 48 -&gt; 8, 56 -&gt; 16.</text:p>
      <text:p text:style-name="Standard"/>
      <text:p text:style-name="Standard"><text:s text:c="4"/>b) 0 -&gt; 16 &amp; 32, 8 -&gt; 24 &amp; 40, 16 -&gt; 32 &amp; 48, 24 -&gt; 40 &amp; 56, </text:p>
      <text:p text:style-name="Standard"><text:s text:c="8"/>32 -&gt; 48 &amp; 0, 40 -&gt; 56 &amp; 8, 48 -&gt; 0 &amp; 16, 56 -&gt; 8 &amp; 24.</text:p>
      <text:p text:style-name="Standard"/>
      <text:p text:style-name="Standard">* a -&gt; b denotes that "a" has a shortcut b*</text:p>
      <text:p text:style-name="Standard"/>
      <text:p text:style-name="Standard"><text:soft-page-break/>16) From my interpretation the question is asking to assume we use Location for DHT peer numbering. This would cause issues because the distance from say a to b might be 10 miles, and b to d say 15 miles... assume we try to enter a node c, that is also 10 miles from a and 15 from d. This would cause conflict, because the DHT algorithm would fail and not know how to resolve this issue. Furthermore mapping of the DHT network would become extremely complex over the duration of many nodes, how do we define a 1 dimensional data structure on a 2 dimensional plane of coordinates? Naturally these mismatches would adversely affect performance by complicating each DHT action and demanding unnecessary amounts of computing and queries that re-assign nodes. If I am not mistake such a scheme may be NP complete, which would be catastrophic for such a sche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0-11T22:54:12.20</meta:creation-date>
    <dc:date>2009-10-12T02:35:28.17</dc:date>
    <meta:editing-duration>PT02H55M03S</meta:editing-duration>
    <meta:editing-cycles>3</meta:editing-cycles>
    <meta:generator>OpenOffice.org/3.0$Win32 OpenOffice.org_project/300m15$Build-9379</meta:generator>
    <meta:document-statistic meta:table-count="1" meta:image-count="0" meta:object-count="0" meta:page-count="2" meta:paragraph-count="44" meta:word-count="620" meta:character-count="3203"/>
    <meta:user-defined meta:name="Info 1"/>
    <meta:user-defined meta:name="Info 2"/>
    <meta:user-defined meta:name="Info 3"/>
    <meta:user-defined meta:name="Info 4"/>
  </office:meta>
</office:document-meta>
</file>